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ce style:name="Arial1" svg:font-family="Arial, Helvetica, sans-serif"/>
    <style:font-face style:name="Arial2" svg:font-family="Arial, Tahoma, Helvetica, sans-serif"/>
    <style:font-face style:name="Courier New1" svg:font-family="'Courier New', Courier, mono"/>
    <style:font-face style:name="Mangal1" svg:font-family="Mangal"/>
    <style:font-face style:name="Open Sans" svg:font-family="'Open Sans', sans-serif"/>
    <style:font-face style:name="OpenSymbol" svg:font-family="OpenSymbol"/>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style:font-name="DejaVu Serif" fo:font-size="12pt" style:font-size-asian="12pt" style:font-size-complex="12pt"/>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DejaVu Serif" fo:font-size="12pt" fo:letter-spacing="normal" fo:font-style="normal" style:text-underline-style="none" fo:font-weight="normal" style:font-size-asian="12pt" style:font-style-asian="normal" style:font-size-complex="12pt" style:font-style-complex="normal"/>
    </style:style>
    <style:style style:name="P3" style:family="paragraph" style:parent-style-name="Standard">
      <style:paragraph-properties fo:margin-left="0cm" fo:margin-right="0cm" style:line-height-at-least="0.582cm" fo:text-align="start" style:justify-single-word="false" fo:text-indent="0cm" style:auto-text-indent="false"/>
      <style:text-properties fo:font-variant="normal" fo:text-transform="none" fo:color="#000000" style:font-name="DejaVu Serif" fo:font-size="12pt" fo:letter-spacing="normal" fo:font-style="normal" style:text-underline-style="none" fo:font-weight="normal" style:font-size-asian="12pt" style:font-style-asian="normal" style:font-size-complex="12pt" style:font-style-complex="normal"/>
    </style:style>
    <style:style style:name="P4" style:family="paragraph" style:parent-style-name="Standard">
      <style:paragraph-properties fo:margin-left="0cm" fo:margin-right="0cm" fo:text-align="start" style:justify-single-word="false" fo:text-indent="0cm" style:auto-text-indent="false"/>
      <style:text-properties fo:color="#000000" style:font-name="DejaVu Serif" fo:font-size="12pt" fo:font-style="normal" style:text-underline-style="none" style:font-size-asian="12pt" style:font-style-asian="normal" style:font-size-complex="12pt" style:font-style-complex="normal"/>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0cm" fo:margin-right="0cm" fo:text-align="start" style:justify-single-word="false" fo:text-indent="0cm" style:auto-text-indent="false"/>
      <style:text-properties style:font-name="DejaVu Serif" fo:font-size="12pt" style:font-size-asian="12pt" style:font-size-complex="12pt"/>
    </style:style>
    <style:style style:name="P7" style:family="paragraph" style:parent-style-name="Heading_20_2">
      <style:paragraph-properties fo:margin-left="0cm" fo:margin-right="0cm" fo:text-align="start" style:justify-single-word="false" fo:text-indent="0cm" style:auto-text-indent="false"/>
      <style:text-properties fo:font-variant="normal" fo:text-transform="none" fo:color="#000000" style:font-name="DejaVu Serif" fo:font-size="12pt" fo:letter-spacing="normal" fo:font-style="normal" style:text-underline-style="none" fo:font-weight="normal" style:font-size-asian="12pt" style:font-style-asian="normal" style:font-size-complex="12pt" style:font-style-complex="normal"/>
    </style:style>
    <style:style style:name="P8" style:family="paragraph" style:parent-style-name="Heading_20_1">
      <style:paragraph-properties fo:margin-left="0cm" fo:margin-right="0cm" fo:text-align="start" style:justify-single-word="false" fo:text-indent="0cm" style:auto-text-indent="false"/>
      <style:text-properties fo:font-variant="normal" fo:text-transform="none" fo:color="#000000" style:font-name="DejaVu Serif" fo:font-size="12pt" fo:letter-spacing="normal" fo:language="fr" fo:country="FR" fo:font-style="normal" style:text-underline-style="none" fo:font-weight="normal" style:font-size-asian="12pt" style:font-style-asian="normal" style:font-size-complex="12pt" style:font-style-complex="normal"/>
    </style:style>
    <style:style style:name="P9" style:family="paragraph" style:parent-style-name="Text_20_body">
      <style:text-properties fo:font-variant="normal" fo:text-transform="none" fo:color="#000000" style:font-name="DejaVu Serif" fo:font-size="12pt" fo:letter-spacing="normal" fo:font-style="normal" style:text-underline-style="none" fo:font-weight="normal" style:font-size-asian="12pt" style:font-style-asian="normal" style:font-size-complex="12pt" style:font-style-complex="normal"/>
    </style:style>
    <style:style style:name="P10" style:family="paragraph" style:parent-style-name="Text_20_body" style:list-style-name="L5">
      <style:text-properties fo:font-variant="normal" fo:text-transform="none" fo:color="#000000" style:font-name="DejaVu Serif" fo:font-size="12pt" fo:letter-spacing="normal" fo:font-style="normal" style:text-underline-style="none" fo:font-weight="normal" style:font-size-asian="12pt" style:font-style-asian="normal" style:font-size-complex="12pt" style:font-style-complex="normal"/>
    </style:style>
    <style:style style:name="P11" style:family="paragraph" style:parent-style-name="Text_20_body" style:list-style-name="L6">
      <style:text-properties fo:font-variant="normal" fo:text-transform="none" fo:color="#000000" style:font-name="DejaVu Serif" fo:font-size="12pt" fo:letter-spacing="normal" fo:font-style="normal" style:text-underline-style="none" fo:font-weight="normal" style:font-size-asian="12pt" style:font-style-asian="normal" style:font-size-complex="12pt" style:font-style-complex="normal"/>
    </style:style>
    <style:style style:name="P12" style:family="paragraph" style:parent-style-name="Text_20_body">
      <style:text-properties fo:color="#000000" style:font-name="DejaVu Serif" fo:font-size="12pt" fo:font-style="normal" style:text-underline-style="none" style:font-size-asian="12pt" style:font-style-asian="normal" style:font-size-complex="12pt" style:font-style-complex="normal"/>
    </style:style>
    <style:style style:name="P13" style:family="paragraph" style:parent-style-name="Text_20_body" style:list-style-name="L3">
      <style:text-properties fo:color="#000000" style:font-name="DejaVu Serif" fo:font-size="12pt" fo:font-style="normal" style:text-underline-style="none" style:font-size-asian="12pt" style:font-style-asian="normal" style:font-size-complex="12pt" style:font-style-complex="normal"/>
    </style:style>
    <style:style style:name="P14" style:family="paragraph" style:parent-style-name="Text_20_body">
      <style:paragraph-properties fo:margin-left="0cm" fo:margin-right="0cm" fo:margin-top="0cm" fo:margin-bottom="0cm" style:line-height-at-least="0.529cm" fo:text-align="justify" style:justify-single-word="false" fo:text-indent="0cm" style:auto-text-indent="false" fo:padding="0cm" fo:border="none"/>
      <style:text-properties fo:font-variant="normal" fo:text-transform="none" fo:color="#000000" style:font-name="DejaVu Serif" fo:font-size="12pt" fo:letter-spacing="normal" fo:font-style="normal" style:text-underline-style="none" fo:font-weight="normal" style:font-size-asian="12pt" style:font-style-asian="normal" style:font-size-complex="12pt" style:font-style-complex="normal"/>
    </style:style>
    <style:style style:name="P15" style:family="paragraph" style:parent-style-name="Text_20_body" style:list-style-name="L4">
      <style:paragraph-properties fo:margin-left="0cm" fo:margin-right="0cm" fo:margin-top="0cm" fo:margin-bottom="0cm" style:line-height-at-least="0.529cm" fo:text-indent="0cm" style:auto-text-indent="false" fo:padding="0cm" fo:border="none"/>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Text_20_body" style:list-style-name="L4">
      <style:paragraph-properties fo:margin-left="0cm" fo:margin-right="0cm" fo:margin-top="0cm" fo:margin-bottom="0cm" style:line-height-at-least="0.529cm" fo:text-indent="0cm" style:auto-text-indent="false" fo:padding="0cm" fo:border="none"/>
      <style:text-properties fo:font-variant="normal" fo:text-transform="none" fo:color="#000000" style:font-name="DejaVu Serif" fo:font-size="12pt" fo:letter-spacing="normal"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Text_20_body">
      <style:paragraph-properties fo:margin-left="0cm" fo:margin-right="0cm" fo:margin-top="0cm" fo:margin-bottom="0cm" style:line-height-at-least="0.529cm" fo:text-align="justify" style:justify-single-word="false" fo:text-indent="0cm" style:auto-text-indent="false" fo:padding="0cm" fo:border="none"/>
      <style:text-properties fo:color="#000000" style:font-name="DejaVu Serif" fo:font-size="12pt" fo:font-style="normal" style:text-underline-style="none" style:font-size-asian="12pt" style:font-style-asian="normal" style:font-size-complex="12pt" style:font-style-complex="normal"/>
    </style:style>
    <style:style style:name="P18" style:family="paragraph" style:parent-style-name="Text_20_body" style:list-style-name="L4">
      <style:paragraph-properties fo:margin-left="0cm" fo:margin-right="0cm" fo:margin-top="0cm" fo:margin-bottom="0cm" style:line-height-at-least="0.529cm" fo:text-indent="0cm" style:auto-text-indent="false" fo:padding="0cm" fo:border="none"/>
      <style:text-properties fo:color="#000000" style:font-name="DejaVu Serif" fo:font-size="12pt" fo:font-style="normal" style:text-underline-style="none" style:font-size-asian="12pt" style:font-style-asian="normal" style:font-size-complex="12pt" style:font-style-complex="normal"/>
    </style:style>
    <style:style style:name="P19" style:family="paragraph" style:parent-style-name="Text_20_body" style:list-style-name="L2">
      <style:paragraph-properties fo:margin-left="0cm" fo:margin-right="0cm" fo:margin-top="0cm" fo:margin-bottom="0cm" fo:text-indent="0cm" style:auto-text-indent="false" fo:padding="0cm" fo:border="none"/>
      <style:text-properties fo:color="#000000" style:font-name="DejaVu Serif" fo:font-size="12pt" fo:font-style="normal" style:text-underline-style="none" style:font-size-asian="12pt" style:font-style-asian="normal" style:font-size-complex="12pt" style:font-style-complex="normal"/>
    </style:style>
    <style:style style:name="P20"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DejaVu Serif" fo:font-size="12pt" fo:letter-spacing="normal" fo:language="fr" fo:country="FR" fo:font-style="normal" style:text-underline-style="none" fo:font-weight="normal" style:font-size-asian="12pt" style:font-style-asian="normal" style:font-size-complex="12pt" style:font-style-complex="normal"/>
    </style:style>
    <style:style style:name="P21"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DejaVu Serif" fo:font-size="12pt" fo:letter-spacing="normal" fo:font-style="normal" style:text-underline-style="none" fo:font-weight="normal" style:font-size-asian="12pt" style:font-style-asian="normal" style:font-size-complex="12pt" style:font-style-complex="normal"/>
    </style:style>
    <style:style style:name="P22" style:family="paragraph" style:parent-style-name="Text_20_body">
      <style:paragraph-properties fo:margin-left="0cm" fo:margin-right="0cm" style:line-height-at-least="0.582cm" fo:text-indent="0cm" style:auto-text-indent="false"/>
      <style:text-properties fo:font-variant="normal" fo:text-transform="none" fo:color="#000000" style:font-name="DejaVu Serif" fo:font-size="12pt" fo:letter-spacing="normal" fo:font-style="normal" style:text-underline-style="none" fo:font-weight="normal" style:font-size-asian="12pt" style:font-style-asian="normal" style:font-size-complex="12pt" style:font-style-complex="normal"/>
    </style:style>
    <style:style style:name="P23" style:family="paragraph" style:parent-style-name="Text_20_body">
      <style:paragraph-properties fo:margin-left="0cm" fo:margin-right="0cm" fo:text-indent="0cm" style:auto-text-indent="false"/>
      <style:text-properties fo:color="#000000" style:font-name="DejaVu Serif" fo:font-size="12pt" fo:font-style="normal" style:text-underline-style="none" style:font-size-asian="12pt" style:font-style-asian="normal" style:font-size-complex="12pt" style:font-style-complex="normal"/>
    </style:style>
    <style:style style:name="P24" style:family="paragraph" style:parent-style-name="Text_20_body">
      <style:paragraph-properties fo:margin-left="0cm" fo:margin-right="0cm" fo:text-align="start" style:justify-single-word="false" fo:text-indent="0cm" style:auto-text-indent="false"/>
      <style:text-properties fo:color="#000000" style:font-name="DejaVu Serif" fo:font-size="12pt" fo:font-style="normal" style:text-underline-style="none" style:font-size-asian="12pt" style:font-style-asian="normal" style:font-size-complex="12pt" style:font-style-complex="normal"/>
    </style:style>
    <style:style style:name="P25" style:family="paragraph" style:parent-style-name="Text_20_body">
      <style:paragraph-properties fo:margin-left="0cm" fo:margin-right="0cm" style:line-height-at-least="0.529cm" fo:text-indent="0cm" style:auto-text-indent="false"/>
      <style:text-properties fo:color="#000000" style:font-name="DejaVu Serif" fo:font-size="12pt" fo:font-style="normal" style:text-underline-style="none" style:font-size-asian="12pt" style:font-style-asian="normal" style:font-size-complex="12pt" style:font-style-complex="normal"/>
    </style:style>
    <style:style style:name="P26" style:family="paragraph" style:parent-style-name="Text_20_body" style:list-style-name="L2">
      <style:paragraph-properties fo:margin-top="0cm" fo:margin-bottom="0cm" fo:padding="0cm" fo:border="none"/>
      <style:text-properties fo:color="#000000" style:font-name="DejaVu Serif" fo:font-size="12pt" fo:font-style="normal" style:text-underline-style="none" style:font-size-asian="12pt" style:font-style-asian="normal" style:font-size-complex="12pt" style:font-style-complex="normal"/>
    </style:style>
    <style:style style:name="P27" style:family="paragraph" style:parent-style-name="Text_20_body" style:list-style-name="L5">
      <style:paragraph-properties fo:margin-top="0cm" fo:margin-bottom="0cm"/>
      <style:text-properties fo:font-variant="normal" fo:text-transform="none" fo:color="#000000" style:font-name="DejaVu Serif" fo:font-size="12pt" fo:letter-spacing="normal" fo:font-style="normal" style:text-underline-style="none" fo:font-weight="normal" style:font-size-asian="12pt" style:font-style-asian="normal" style:font-size-complex="12pt" style:font-style-complex="normal"/>
    </style:style>
    <style:style style:name="P28" style:family="paragraph" style:parent-style-name="Text_20_body" style:list-style-name="L6">
      <style:paragraph-properties fo:margin-top="0cm" fo:margin-bottom="0cm"/>
      <style:text-properties fo:font-variant="normal" fo:text-transform="none" fo:color="#000000" style:font-name="DejaVu Serif" fo:font-size="12pt" fo:letter-spacing="normal" fo:font-style="normal" style:text-underline-style="none" fo:font-weight="normal" style:font-size-asian="12pt" style:font-style-asian="normal" style:font-size-complex="12pt" style:font-style-complex="normal"/>
    </style:style>
    <style:style style:name="P29" style:family="paragraph" style:parent-style-name="Preformatted_20_Text">
      <style:paragraph-properties fo:margin-left="0cm" fo:margin-right="0cm" fo:margin-top="0cm" fo:margin-bottom="0cm" style:line-height-at-least="0.529cm" fo:text-indent="0cm" style:auto-text-indent="false" fo:padding="0cm" fo:border="none"/>
      <style:text-properties fo:font-variant="normal" fo:text-transform="none" fo:color="#000000" style:font-name="DejaVu Serif" fo:font-size="12pt" fo:letter-spacing="normal" fo:font-style="normal" style:text-underline-style="none" fo:font-weight="normal" style:font-size-asian="12pt" style:font-style-asian="normal" style:font-size-complex="12pt" style:font-style-complex="normal"/>
    </style:style>
    <style:style style:name="T1" style:family="text">
      <style:text-properties fo:font-variant="normal" fo:text-transform="none" fo:color="#000000" fo:letter-spacing="normal" fo:font-style="normal" style:text-underline-style="none" fo:font-weight="normal" style:font-style-asian="normal" style:font-style-complex="normal"/>
    </style:style>
    <style:style style:name="T2" style:family="text">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font-name="DejaVu Serif" fo:letter-spacing="normal" fo:font-style="normal" style:text-underline-style="none" fo:font-weight="normal" style:font-style-asian="normal" style:font-style-complex="normal"/>
    </style:style>
    <style:style style:name="T4" style:family="text">
      <style:text-properties fo:font-variant="normal" fo:text-transform="none" style:text-line-through-style="none" fo:letter-spacing="normal" fo:font-weight="normal" style:text-blinking="false"/>
    </style:style>
    <style:style style:name="T5" style:family="text">
      <style:text-properties fo:font-variant="normal" fo:text-transform="none" fo:letter-spacing="normal"/>
    </style:style>
    <style:style style:name="T6" style:family="text">
      <style:text-properties fo:font-variant="normal" fo:text-transform="none" fo:letter-spacing="normal" fo:font-weight="normal"/>
    </style:style>
    <style:style style:name="T7" style:family="text">
      <style:text-properties fo:font-variant="normal" fo:text-transform="none" fo:letter-spacing="normal" fo:font-weight="normal" style:font-weight-asian="normal" style:font-weight-complex="normal"/>
    </style:style>
    <style:style style:name="T8" style:family="text">
      <style:text-properties fo:font-variant="normal" fo:text-transform="none" fo:letter-spacing="normal" fo:language="fr" fo:country="FR" fo:font-weight="normal"/>
    </style:style>
    <style:style style:name="T9" style:family="text">
      <style:text-properties fo:font-variant="normal" fo:text-transform="none" fo:letter-spacing="normal" fo:font-weight="bold"/>
    </style:style>
    <style:style style:name="T10" style:family="text">
      <style:text-properties fo:color="#000000" style:font-name="DejaVu Serif" fo:font-style="normal" style:text-underline-style="none" style:font-style-asian="normal" style:font-style-complex="normal"/>
    </style:style>
    <style:style style:name="T11" style:family="text">
      <style:text-properties fo:language="fr" fo:country="FR"/>
    </style:style>
    <style:style style:name="T12" style:family="text">
      <style:text-properties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905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7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line-break/><text:span text:style-name="T6">La Compression :</text:span><text:line-break/><text:line-break/><text:span text:style-name="T6">I.        Présentation</text:span><text:line-break/><text:span text:style-name="T6">II.        La compression logique</text:span><text:line-break/><text:span text:style-name="T5">                </text:span><text:span text:style-name="T6">1. La compression de données</text:span><text:line-break/><text:span text:style-name="T6">III.        La compression physique</text:span><text:line-break/><text:span text:style-name="T5">                </text:span><text:span text:style-name="T6">1. La compression d'images</text:span><text:line-break/><text:span text:style-name="T5">                </text:span><text:span text:style-name="T6">2. La compression de vidéo</text:span><text:line-break/><text:span text:style-name="T5">                </text:span><text:span text:style-name="T6">3. La compression de son</text:span><text:line-break/><text:span text:style-name="T6">IV.        Conclusion</text:span> </text:p>
      <text:p text:style-name="P4"/>
      <text:p text:style-name="P4"/>
      <text:p text:style-name="P4">Compression avec perte :</text:p>
      <text:p text:style-name="P4"/>
      <text:p text:style-name="P4">La compression avec perte ( ou lossy compression en anglais ) comme son nom l'indique élimine certaines informations afin d'obtenir le meuilleur taux de compression possible tout en gardant un résultat qui soit le plus proche possible des données originales . Les méthodes de compression avec pertes sont donc irréversibles .</text:p>
      <text:p text:style-name="P4">Ce type de compression ne convient pas à tout les types de données , en effet certaines données se doivent de rester intactes ( tels que les documents ou encore les executables ) . Il est en revanche adapté pour des données de type multimédia (vidéo , audio,...) qui peuvent se permettre une baisse de qualité sans pour autant rendre inutilisable la donnée , la compression permettant même parfois de supprimer des informations inutiles.</text:p>
      <text:p text:style-name="P4">La compression sans perte est donc utiles dans des cas de neccesité de réduire la taille de stockage ou encore lors de transmissions à bas débit.</text:p>
      <text:p text:style-name="P4"/>
      <text:p text:style-name="P4">La Compression d'images :</text:p>
      <text:p text:style-name="P4"/>
      <text:p text:style-name="P4"><text:tab/></text:p>
      <text:p text:style-name="P4"><text:tab/>Compression image sans perte :</text:p>
      <text:p text:style-name="P4"/>
      <text:h text:style-name="P7" text:outline-level="2">La compression RLE</text:h>
      <text:p text:style-name="P17"><text:span text:style-name="T6">La méthode de compression</text:span><text:span text:style-name="T7"> RLE</text:span><text:span text:style-name="T6"> (Run Length Encoding),  RLC (Run Length Coding),du codage des répétitions ou encore du codage par plage est basée sur la répétition d'éléments consécutifs.</text:span></text:p>
      <text:p text:style-name="P17"><text:span text:style-name="T6">Il s'agiras donc de coder un élément par une valeur et la valeur à repeter . Avec un tel principe la chaîne de caractères “</text:span><text:span text:style-name="T6">AAAAARRRRRRGGGHHH” se compresse de la facon suivante : “5A6R3G3H”.</text:span><text:span text:style-name="T6"> Le gain de compression est ainsi de (17-8)/17 soit environ 52,9%. En contrepartie pour la chaîne "HELLO", dans lequel la redondance des caractères est faible, le résultat de la compression donne "1H1E2L1O"; la compression s'avère ici très coûteuse, avec un gain négatif valant (5-8)/5 soit -60%.</text:span></text:p>
      <text:p text:style-name="P14">C'est pourquoi cette méthode s'applique en grande partie aux images en noir et blanc , l'image n'étant pas codée point par point mais par suite de pixels blancs ou noirs , les grandes suites de pixel de la même couleur étant plus fréquents (comme sur les aplats noirs ou les zones vierges) .</text:p>
      <text:p text:style-name="P14"><text:soft-page-break/>Toutefois nous pouvons toujours écrire uniquement la lettre si elle se trouve seul ( avec une valeur de 1 ) , l'efficacité serait dans ce cas au pire nulle et non négative .</text:p>
      <text:p text:style-name="P14"/>
      <text:p text:style-name="P14"/>
      <text:p text:style-name="P14"/>
      <text:p text:style-name="P14"/>
      <text:p text:style-name="P14">La compression par codage entropique : </text:p>
      <text:p text:style-name="P14"/>
      <text:p text:style-name="P14">Le codage fait correspondre à un symbole ou à un ensemble de symboles un certain code. Il s’accompagne d’un modèle statistique calculant, de manière plus ou moins complexe, la probabilité d’apparition du symbole à coder. Ainsi, un symbole ayant une grande probabilité d’occurrence sera codé sur très peu de bits et inversement. </text:p>
      <text:p text:style-name="P4"/>
      <text:h text:style-name="P8" text:outline-level="1"><text:bookmark text:name="firstHeading"/>Codage de Huffman :</text:h>
      <text:p text:style-name="P20">Ce codage , définit par David Albert Huffman , consiste en un algortihme construisant progresssivement un arbre binaire.</text:p>
      <text:p text:style-name="P24"><text:span text:style-name="T8">Prenons l'exemple d'une chaîne de caractères on créer en premier lieu les feuilles de l'arbre associant ) l'aide de chaque caractère , chacun associé à un poids étant son nombre d'occurences dans la chaîne . On associe ensuite</text:span><text:span text:style-name="T8"> </text:span><text:span text:style-name="T6">à chaque fois les deux nœuds de plus faibles poids pour donner un nœud dont le poids équivaut à la somme des poids de ses fils jusqu'à n'en avoir plus qu'un, la racine</text:span> . Il suffit ensuite d'associer 0 sur les branches de gauche ( ou de droite ) et 1 sur les branches de droites .</text:p>
      <text:p text:style-name="P24"><text:span text:style-name="T6">Pour obtenir le </text:span><text:span text:style-name="T4">code binaire</text:span><text:span text:style-name="T5"> </text:span><text:span text:style-name="T6">de chaque caractère, on remonte l'arbre à partir de la racine jusqu'aux feuilles en rajoutant à chaque fois au code un 0 ou un 1 selon la branche suivie.</text:span> </text:p>
      <text:p text:style-name="P20"/>
      <text:p text:style-name="P20"/>
      <text:p text:style-name="P21"/>
      <text:p text:style-name="P22"/>
      <text:p text:style-name="P22"/>
      <text:p text:style-name="P22"/>
      <text:p text:style-name="P22"/>
      <text:p text:style-name="P22"/>
      <text:p text:style-name="P22"/>
      <text:p text:style-name="P22"/>
      <text:p text:style-name="P22"/>
      <text:p text:style-name="P22"/>
      <text:p text:style-name="P22"/>
      <text:p text:style-name="P12"><text:soft-page-break/>Son :</text:p>
      <text:p text:style-name="P12">Compression audio sans perte :</text:p>
      <text:p text:style-name="P12">Il existe quelques formats de compression audio sans perte tels que le FLAC (Free Lossless Audio Codec) ou encore l'ALAC (Apple <text:s/>Lossless Audio Codec ).</text:p>
      <text:p text:style-name="P12">Ces formats utilisent les algorithmes standards de la compression non destructive de manière plus adpaté spécifiquement au données audio.Il en resulte un niveau de compression au environ de 50 % de la taille originelle du fichier , ce qui reste peu par rapport à la compression destructive .</text:p>
      <text:p text:style-name="P3"><text:span text:style-name="T11">Compression audio avec perte :</text:span></text:p>
      <text:p text:style-name="P3"><text:span text:style-name="T11"/></text:p>
      <text:p text:style-name="P12">L'enjeu de la compression de fichier sonore est de diminuer le débit binaire (bitrate) , c'est à dire la quantité de données numériques transmises par unité de temps , tout en conservant une qualité sonore la plus proche de l'original.Il est généralement admis qu'un qualité audio acceptable pour un morceau de musique nécessite un débit d'au moins 128 kilobits par seconde .</text:p>
      <text:p text:style-name="P12">Il existe pour cela différents mode de compression : </text:p>
      <text:list xml:id="list1671065768956411143" text:style-name="L3">
        <text:list-item>
          <text:list>
            <text:list-item>
              <text:list>
                <text:list-item>
                  <text:p text:style-name="P13">Le CBR, ou Constant Bit Rate (taux d'échantillonage fixe) qui utiliseras le même montant d'espace disque pour chaque seconde .Les parties complexes de la piste étant traitées de la même facon que les autres , la qualité de la piste compressée varie d'une partie à l'autre.Il est très facile de calculer l'espace disque qui seras requis pour une piste à encoder en CBR à partir de la durée de la piste.<text:tab/></text:p>
                </text:list-item>
                <text:list-item>
                  <text:p text:style-name="P13">Le VBR, ou Varaible Bit Rate (taux d'échantillonage variable) qui , en opposition au CBR , utiliseras un montant d'espace disque différents pour chaque seconde en fonction de la complexité locale du signal.Ainsi les parties les plus complexes seront traitées différement et prendront plus de d'espace disque.Cependant la taille du fichier ne peut pas être calculée à partir de la durée.</text:p>
                </text:list-item>
                <text:list-item>
                  <text:p text:style-name="P13">Le ABR, ou Average Bit Rate est une solution de compromis entre le CBR et le VBR.Il permet une qualité et une taille de fichier lègerement variables.</text:p>
                </text:list-item>
              </text:list>
            </text:list-item>
          </text:list>
        </text:list-item>
      </text:list>
      <text:p text:style-name="P12"/>
      <text:p text:style-name="P12">Le VBR est dans la plupart des cas la meuilleure solution , la qualité sonore étant priviligiée à un faible gain de place ,sauf dans le cas du streaming sur internet qui exige une régularité du débit.</text:p>
      <text:p text:style-name="P9"><text:span text:style-name="T11"/></text:p>
      <text:p text:style-name="P3"><text:span text:style-name="T11"/></text:p>
      <text:p text:style-name="P4"><text:span text:style-name="T6">Malgré le but d'obtenir un fichier aussi proche que l'original il est possible de supprimer des informations jugées inutiles.Le spectre des fréquences audio n'est pas retransmit dans son intégralité,il s'agit plutôt de retirer des données audio les fréquences inaudibles par l'oreille humaine.L'oreille humaine est capable de discerner des sons entre 20hz et 20Khz en moyenne , la sensibilité n'étant pas la même pour toutes les fréquences et variant en fonction des individus.</text:span></text:p>
      <text:p text:style-name="P21"><text:span text:style-name="T6">Malgré tout les compressions dénaturent sensiblement le son, cette perte de </text:span><text:soft-page-break/><text:span text:style-name="T6">qualité est souvent masquée par la faible qualité des différents équipements audio comme les écouteurs par exemple.</text:span></text:p>
      <text:p text:style-name="P4"><text:span text:style-name="T6"/></text:p>
      <text:p text:style-name="P3"><text:span text:style-name="T11">Liste non-exhaustive des différents formats de fichier audio utilisant une méthode de compression destructive :</text:span></text:p>
      <text:p text:style-name="P3"><text:span text:style-name="T11"/></text:p>
      <text:list xml:id="list4411045253037609023" text:style-name="L2">
        <text:list-item>
          <text:p text:style-name="P19"><text:span text:style-name="T4">MP3</text:span></text:p>
        </text:list-item>
        <text:list-item>
          <text:p text:style-name="P19"><text:span text:style-name="T4">AAC</text:span></text:p>
        </text:list-item>
        <text:list-item>
          <text:p text:style-name="P26"><text:span text:style-name="T4">Musepack</text:span></text:p>
        </text:list-item>
        <text:list-item>
          <text:p text:style-name="P26"><text:span text:style-name="T4">Vorbis (OGC)</text:span></text:p>
        </text:list-item>
        <text:list-item>
          <text:p text:style-name="P26"><text:span text:style-name="T4">Windows Media Audio</text:span></text:p>
        </text:list-item>
      </text:list>
      <text:p text:style-name="P12"/>
      <text:p text:style-name="P12">MP3 :</text:p>
      <text:p text:style-name="P4"><text:span text:style-name="T6">Le MP3 "MPEG Audio layer 3" est un format de compression de données audio par destruction de données audio développée par l'organisation de standardisation internationale (ISO).C'est de loin le format le plus utlisé de nos jours en grande partie à cause de son âge.</text:span></text:p>
      <text:p text:style-name="P2"/>
      <text:p text:style-name="P24"><text:span text:style-name="T6">La compression au format MP3 exploite un </text:span><text:span text:style-name="T6">modèle </text:span><text:span text:style-name="T4">psychoacoustique</text:span><text:span text:style-name="T6"> d'effet dit de « masque » : si deux fréquences d'intensités différentes sont présentes en même temps, l'une peut être moins perçue que l'autre selon que ces deux fréquences sont proches ou non. La modélisation de notre audition selon ce principe est au départ empirique, mais assez efficace.</text:span></text:p>
      <text:p text:style-name="P21">Un fichier au format mp3 n'est pas composé uniquement des données compressées (3) , il dispose aussi d'une partie de synchronisation (1) contenant des informations sur la compression , tel que la fréquence d'échantillonage et le taux de numérisation et d'une partie d'ID (2) conteant des informations sur la chanson ( comme l'auteur , le titre ) .</text:p>
      <text:p text:style-name="P1"><text:span text:style-name="T10">image venant de </text:span><text:a xlink:type="simple" xlink:href="http://www-igm.univmlv.fr/~dr/XPOSE2002/compressionAugert/" text:style-name="Internet_20_link" text:visited-style-name="Visited_20_Internet_20_Link">http://www-igm.univmlv.fr/~dr/XPOSE2002/compressionAugert/</text:a></text:p>
      <text:p text:style-name="P4"/>
      <text:p text:style-name="P4">Dans le cas d'une fichier stéréo, il existe 2 pistes différentes , le fichier est donc deux fois plus lourd , et resteras deux fois plus lourd si il est compressé par une compression normale.Le format mp3 utilise un mode stéréo joint qui ne code pas séparement <text:span text:style-name="T6">les deux canaux gauche et droit si les informations sonores sont identiques.</text:span></text:p>
      <text:p text:style-name="P4"><text:span text:style-name="T6">Le MP3 utilise par défaut le CBR.</text:span></text:p>
      <text:p text:style-name="P2"/>
      <text:p text:style-name="P1"><text:span text:style-name="T3">image venant de </text:span><text:a xlink:type="simple" xlink:href="http://www-igm.univmlv.fr/~dr/XPOSE2002/compressionAugert/" text:style-name="Internet_20_link" text:visited-style-name="Visited_20_Internet_20_Link"><text:span text:style-name="T10">http://www-igm.univmlv.fr/~dr/XPOSE2002/compressionAugert/</text:span></text:a></text:p>
      <text:p text:style-name="P2"/>
      <text:p text:style-name="P2"/>
      <text:p text:style-name="P2">Vorbis (OGC):</text:p>
      <text:p text:style-name="P2"/>
      <text:p text:style-name="P2">L'algorithme de compression audio Vorbis est plus perfomant au niveau du taux de compression et de la qualité sonore que le format MP3,notamment pour les fichiers à bas débits.Cependant, la perfomance des algorithmes du Vorbis apportent une complexité plus importante et donc un temps de <text:soft-page-break/>compression plus long qu'avec le MP3.</text:p>
      <text:p text:style-name="P2">Vorbis utilise par défaut le VBR.</text:p>
      <text:p text:style-name="P2"/>
      <text:p text:style-name="P2">AAC :</text:p>
      <text:p text:style-name="P2"/>
      <text:p text:style-name="P4"><text:span text:style-name="T6">Il est le standard international déclaré par le groupe ISO.L'AAC lui aussit apporte un meuilleur rapport qualité/débit binaire que le MP3.L’AAC adopte une approche modulaire du codage, en fonction de la complexité du flux à coder, de la qualité visée et de la taille du fichier que l’on souhaite obtenir.</text:span></text:p>
      <text:p text:style-name="P4"><text:span text:style-name="T6"/></text:p>
      <text:p text:style-name="P4"><text:span text:style-name="T6"/></text:p>
      <text:p text:style-name="P4"><text:span text:style-name="T6">Image : </text:span></text:p>
      <text:p text:style-name="P4"><text:span text:style-name="T6"/></text:p>
      <text:p text:style-name="P4"><text:span text:style-name="T6">Compression d'image sans perte :</text:span></text:p>
      <text:p text:style-name="P4"><text:span text:style-name="T6">Tout comme la compression de son , il existe plusieurs formats de compression sans pertes qui utilisent les principaux algorithmes de compression en les appliquant spécifiquement aux images.</text:span></text:p>
      <text:p text:style-name="P4"><text:span text:style-name="T6">On peut citer le format BMP (BitMap) qui utilise la compression RLE ou encore le format PNG(Portable Network Graphics) qui applique un filtre sur l'image avant d'utilser l'algorithme de compression deflate.</text:span></text:p>
      <text:p text:style-name="P4"><text:span text:style-name="T6"/></text:p>
      <text:p text:style-name="P4"><text:span text:style-name="T6"/></text:p>
      <text:p text:style-name="P4"><text:span text:style-name="T6">Compression d'image avec perte :</text:span></text:p>
      <text:p text:style-name="P4"><text:span text:style-name="T6">L'enjeu ne change pas , il faut obtenir un fichier plus leger en enlevant des informations peu utiles.</text:span></text:p>
      <text:p text:style-name="P4"><text:span text:style-name="T6">Mais la compression d'image destructive est bien moins populaire que la compression audio destructive car il n'y as pratiquement pas d'informations “inutiles” dans une image.</text:span></text:p>
      <text:p text:style-name="P4"><text:span text:style-name="T6"/></text:p>
      <text:p text:style-name="P4"><text:span text:style-name="T6">L'exemple du JPEG :</text:span></text:p>
      <text:p text:style-name="P4"><text:span text:style-name="T6"/></text:p>
      <text:p text:style-name="P4"><text:span text:style-name="T6">Nous nous intéressons ici à la compression avec perte du JPEG et non à sa version sans perte.</text:span></text:p>
      <text:p text:style-name="P4"><text:span text:style-name="T6"/></text:p>
      <text:p text:style-name="P4"><text:span text:style-name="T6">Cette méthode de compression est beaucoup plus efficace sur les images photographiques (comportant de nombreux pixels de couleurs différentes) et non sur des images géométriques (à la différence de la compression LZW) car sur ces dernières les différences de nuances dûes à la compression sont très visibles.</text:span><text:span text:style-name="T6"> </text:span></text:p>
      <text:p text:style-name="P21">Les étapes de la compression JPEG sont les suivantes :</text:p>
      <text:list xml:id="list8353426058354097745" text:style-name="L4">
        <text:list-item>
          <text:p text:style-name="P18"><text:span text:style-name="T7">Rééchantillonnage de la chrominance, car l'oeil ne peut discerner de différences de chrominance au sein d'un carré de 2x2 points.</text:span></text:p>
          <text:p text:style-name="P18"><text:span text:style-name="T7"/></text:p>
        </text:list-item>
        <text:list-item>
          <text:p text:style-name="P15">Découpage de l'image en blocs de 8x8 points, puis l'application de la fonction DCT (Discrete Cosinus Transform, transformation discrète en cosinus) qui décompose l'image en somme de fréquences.</text:p>
          <text:p text:style-name="P15"/>
        </text:list-item>
        <text:list-item>
          <text:p text:style-name="P15">Quantification de chaque bloc, c'est-à-dire qu'il applique un coefficient de perte (qui permet de déterminer le ratio taille/qualité) "annulera" ou diminuera des valeurs de hautes fréquences, afin <text:soft-page-break/>d'atténuer les détails en parcourant le bloc intelligemment avec un codage RLE (en zig-zag pour enlever un maximum de valeurs nulles).</text:p>
          <text:p text:style-name="P16"/>
        </text:list-item>
        <text:list-item>
          <text:p text:style-name="P15">Encodage de l'image puis compression avec la méthode d'Huffman</text:p>
        </text:list-item>
      </text:list>
      <text:p text:style-name="P4"><text:span text:style-name="T6"/></text:p>
      <text:p text:style-name="P1"><text:span text:style-name="T1">Image de </text:span><text:a xlink:type="simple" xlink:href="http://www.fileformat.info/mirror/egff/g0911.png" text:style-name="Internet_20_link" text:visited-style-name="Visited_20_Internet_20_Link">http://www.fileformat.info/mirror/egff/g0911.png</text:a></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Vidéo : Peu de format vidéos sans perte sont utilisés car une vidéo non compressée de manière destructive occupe énormement de place mémoire .</text:span></text:p>
      <text:p text:style-name="P4"><text:span text:style-name="T6"/></text:p>
      <text:p text:style-name="P4"><text:span text:style-name="T9">MPEG Video</text:span><text:span text:style-name="T6"> :</text:span></text:p>
      <text:p text:style-name="P4"><text:span text:style-name="T6">La norme MPEG repose sur 3 parties discintes pour réussir à restituer correctement les images et le son. Ces 3 parties sont : </text:span><text:span text:style-name="T6"> </text:span></text:p>
      <text:p text:style-name="P4"><text:span text:style-name="T6"/></text:p>
      <text:p text:style-name="P4"><text:span text:style-name="T6">Image de http://www-igm.univ-mlv.fr/~dr/XPOSE2002/compressionAugert/</text:span></text:p>
      <text:p text:style-name="P4"><text:span text:style-name="T6"/></text:p>
      <text:p text:style-name="P2">Pour tirer parti de ces redondances, les images ne sont pas traitées et compressées de la même façon. C'est ainsi qu'une séquence vidéo à la norme MPEG 1 est composée de trois types d'images :</text:p>
      <text:list xml:id="list6915962358314896308" text:style-name="L5">
        <text:list-item>
          <text:p text:style-name="P27">les images Intra (I)</text:p>
        </text:list-item>
        <text:list-item>
          <text:p text:style-name="P27">les images Prédictives (P)</text:p>
        </text:list-item>
        <text:list-item>
          <text:p text:style-name="P10">les images Bidirectionnelles (B)</text:p>
        </text:list-item>
      </text:list>
      <text:p text:style-name="P4"><text:span text:style-name="T9">Les images Intra</text:span><text:span text:style-name="T6"><text:line-break/>Les images Intra sont codées intégralement, sans aucune référence aux images voisines de la séquence vidéo. Ces images sont codées uniquement en utilisant le codage JPEG, sans se soucier des images qui l'entourent. De telles images sont nécessaires dans une vidéo MPEG car ce sont elles qui assurent la cohésion de l'image (puisque les autres sont décrites par rapport aux images qui les entourent), elles sont utiles notamment pour les flux vidéo qui peuvent être pris en cours de route (télévision), et sont indispensables en cas d'erreur dans la réception. Il y en a donc une ou deux par seconde dans une vidéo MPEG.  </text:span><text:span text:style-name="T6"><text:line-break/><text:line-break/></text:span><text:span text:style-name="T7">Les images Prédictives<text:line-break/>Elles sont codées à partir de l'image I ou P précédente à l'aide de vecteurs de mouvement. Les images sont découpées en blocs de 16 x 16 pixels, des macroblocs. L'algorithme compare les deux images bloc par bloc et à partir d'un certain seuil de différence, il considère le bloc de l'image précédente </text:span><text:soft-page-break/><text:span text:style-name="T7">différent de celui de l'image en cours et lui applique une compression JPEG.  C'est la recherche des macroblocs qui déterminera la vitesse de l'encodage, car plusl'algorithme cherche des "bons" blocs, plus il perd de temps... Par rapport aux frames-I (compressant directement), les frames-P demandent d'avoir toujours en mémoire l'image précédente.  <text:line-break/><text:line-break/>Les images Bidirectionnelles<text:line-break/>Les images Bidirectionnelles sont les plus compressées. Elles sont codées à l'aide de vecteurs de mouvement avant et arrière, par prédiction bidirectionnelle, c'est-à-dire à partir des images voisines passées et futures. Au décodage, elles sont entièrement reconstruites par interpolation.Cette compression induit un retard (puisqu'il faut connaître l'image suivante) et oblige à garder en mémoire trois images (la précédente, l'actuelle et la suivante).  </text:span></text:p>
      <text:p text:style-name="P4"><text:span text:style-name="T7"/></text:p>
      <text:p text:style-name="P5"><text:span text:style-name="T2">Image de </text:span><text:a xlink:type="simple" xlink:href="http://www-igm.univ-mlv.fr/~dr/XPOSE2002/compressionAugert/" text:style-name="Internet_20_link" text:visited-style-name="Visited_20_Internet_20_Link">http://www-igm.univ-mlv.fr/~dr/XPOSE2002/compressionAugert/</text:a></text:p>
      <text:p text:style-name="P4"><text:span text:style-name="T7"/></text:p>
      <text:p text:style-name="P21"><text:span text:style-name="T12">Afin d'optimiser le codage MPEG, les séquences d'images sont dans la pratique codées suivant une suite d'images I, B, et P dont l'ordre a été déterminé expérimentalement. La séquence type appelée </text:span><text:span text:style-name="T12">GOP</text:span><text:span text:style-name="T12"> (</text:span><text:span text:style-name="T12">Group Of Pictures</text:span><text:span text:style-name="T12"> ) est la suivante : </text:span></text:p>
      <text:p text:style-name="P29">IBBPBBPBBPBBI</text:p>
      <text:p text:style-name="P25"><text:line-break/><text:span text:style-name="T6">Une image I est donc insérée toutes les 12 frames. </text:span> <text:span text:style-name="T6"><text:line-break/></text:span><text:span text:style-name="T6"><text:line-break/></text:span><text:span text:style-name="T9">MPEG Audio</text:span><text:span text:style-name="T6"> </text:span></text:p>
      <text:p text:style-name="P4"><text:span text:style-name="T6">Le codage utilisé dans le MPEG Audio est le même que celu</text:span><text:span text:style-name="T6">i du </text:span><text:span text:style-name="T4">MP3</text:span><text:span text:style-name="T6">. </text:span></text:p>
      <text:p text:style-name="P4"><text:span text:style-name="T6"><text:line-break/></text:span><text:span text:style-name="T9">MPEG System</text:span><text:span text:style-name="T6"> </text:span></text:p>
      <text:p text:style-name="P2">Pour pouvoir synchroniser correctement le son et l'image, MPEG dispose d'une partie à part chargée d'assembler les 2 flux. Cette partie se compose de 2 parties : </text:p>
      <text:list xml:id="list1504526940032118621" text:style-name="L6">
        <text:list-item>
          <text:p text:style-name="P28">le SCR une horloge de référence du système. Ce SCR est codé sur les 2 flux et sert à les synchroniser. Par exemple, si on décide de commencer à voir un film à partir de la 45ème minute, il suffit de synchroniser le son et l'image sur la 45ème minute. </text:p>
        </text:list-item>
        <text:list-item>
          <text:p text:style-name="P11">le PTS est un marqueur temporel. Au contraire du SCR, celui-ci n'est codé que sur le flux vidéo et sert à indiquer le top de départ à une image. Cela évite qu'une image ne commence trop tot ou ne parte trop tard.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ce style:name="Arial1" svg:font-family="Arial, Helvetica, sans-serif"/>
    <style:font-face style:name="Arial2" svg:font-family="Arial, Tahoma, Helvetica, sans-serif"/>
    <style:font-face style:name="Courier New1" svg:font-family="'Courier New', Courier, mono"/>
    <style:font-face style:name="Mangal1" svg:font-family="Mangal"/>
    <style:font-face style:name="Open Sans" svg:font-family="'Open Sans', sans-serif"/>
    <style:font-face style:name="OpenSymbol" svg:font-family="OpenSymbol"/>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n Sun</meta:initial-creator>
    <meta:creation-date>2014-12-16T22:05:24.51</meta:creation-date>
    <dc:date>2014-12-18T00:57:28.09</dc:date>
    <dc:creator>Sun Sun</dc:creator>
    <meta:editing-duration>PT9H14M3S</meta:editing-duration>
    <meta:editing-cycles>24</meta:editing-cycles>
    <meta:generator>OpenOffice/4.1.1$Win32 OpenOffice.org_project/411m6$Build-9775</meta:generator>
    <meta:document-statistic meta:table-count="0" meta:image-count="0" meta:object-count="0" meta:page-count="7" meta:paragraph-count="85" meta:word-count="2311" meta:character-count="14232"/>
  </office:meta>
</office:document-meta>
</file>